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07">07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07">07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07">07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07">07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6</meta:editing-cycles>
    <meta:print-date>2020-09-28T07:56:54</meta:print-date>
    <meta:creation-date>2020-11-11T09:16:24</meta:creation-date>
    <dc:date>2024-02-07T12:31:25.198000000</dc:date>
    <meta:editing-duration>PT11H7M28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